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co1" style:family="table-column">
      <style:table-column-properties fo:break-before="auto" style:column-width="7.6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8.722cm"/>
    </style:style>
    <style:style style:name="co5" style:family="table-column">
      <style:table-column-properties fo:break-before="auto" style:column-width="14.0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Yu Gothic U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cccccc" fo:border="0.74pt solid #000000"/>
      <style:text-properties style:font-name="Yu Gothic UI"/>
    </style:style>
    <style:style style:name="ce5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Yu Gothic U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Yu Gothic U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Yu Gothic U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fo:border="none"/>
      <style:text-properties style:font-name="Yu Gothic UI"/>
    </style:style>
    <style:style style:name="ce20" style:family="table-cell" style:parent-style-name="Default">
      <style:table-cell-properties fo:background-color="#000000"/>
      <style:text-properties style:font-name="Yu Gothic UI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Yu Gothic UI" fo:font-size="10pt" style:font-size-asian="10pt" style:font-size-complex="10pt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Yu Gothic UI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Yu Gothic UI" fo:font-weight="normal" style:font-weight-asian="normal" style:font-weight-complex="normal"/>
    </style:style>
    <style:style style:name="ce24" style:family="table-cell" style:parent-style-name="Default">
      <style:table-cell-properties fo:background-color="#000000" fo:border="none"/>
      <style:text-properties style:font-name="Yu Gothic UI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font-name="Yu Gothic UI" fo:font-weight="normal" style:font-weight-asian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Yu Gothic UI" fo:font-style="normal" style:font-style-asian="normal" style:font-style-complex="normal"/>
    </style:style>
    <style:style style:name="ce2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cm"/>
      <style:text-properties style:font-name="Yu Gothic UI" fo:font-style="normal" style:font-style-asian="normal" style:font-style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Yu Gothic UI" fo:font-style="normal" style:font-style-asian="normal" style:font-style-complex="normal"/>
    </style:style>
    <style:style style:name="ce30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cm"/>
      <style:text-properties style:font-name="Yu Gothic UI"/>
    </style:style>
    <style:style style:name="ce3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Yu Gothic UI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Yu Gothic UI"/>
    </style:style>
    <style:style style:name="ce3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start" fo:margin-left="0cm"/>
      <style:text-properties style:font-name="Yu Gothic UI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Yu Gothic UI"/>
    </style:style>
    <style:style style:name="ce40" style:family="table-cell" style:parent-style-name="Default">
      <style:table-cell-properties fo:background-color="#000000" style:diagonal-bl-tr="none" style:diagonal-tl-br="none"/>
      <style:text-properties style:font-name="Yu Gothic UI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2.6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5"/>
        <table:table-column table:style-name="co4" table:default-cell-style-name="ce29"/>
        <table:table-column table:style-name="co2" table:default-cell-style-name="ce19"/>
        <table:table-column table:style-name="co5" table:default-cell-style-name="ce39"/>
        <table:table-column table:style-name="co2" table:number-columns-repeated="16377" table:default-cell-style-name="ce20"/>
        <table:table-row table:style-name="ro1">
          <table:table-cell table:style-name="ce1" office:value-type="string" calcext:value-type="string" table:number-columns-spanned="1" table:number-rows-spanned="5">
            <text:p>Estructura del documento </text:p>
          </table:table-cell>
          <table:table-cell table:style-name="ce10" office:value-type="string" calcext:value-type="string">
            <text:p>1.</text:p>
          </table:table-cell>
          <table:table-cell table:style-name="ce8" office:value-type="string" calcext:value-type="string">
            <text:p>&lt;html&gt; </text:p>
          </table:table-cell>
          <table:table-cell table:style-name="ce8" office:value-type="string" calcext:value-type="string">
            <text:p>Raíz del documento HTML. </text:p>
          </table:table-cell>
          <table:table-cell/>
          <table:table-cell table:style-name="ce34" office:value-type="string" calcext:value-type="string">
            <text:p>Atributos Globales (se pueden usar en cualquier elemento HTML)</text:p>
          </table:table-cell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.</text:p>
          </table:table-cell>
          <table:table-cell table:style-name="ce8" office:value-type="string" calcext:value-type="string">
            <text:p>&lt;head&gt; </text:p>
          </table:table-cell>
          <table:table-cell table:style-name="ce8" office:value-type="string" calcext:value-type="string">
            <text:p>Contenedor para metadatos. </text:p>
          </table:table-cell>
          <table:table-cell/>
          <table:table-cell table:style-name="ce35" office:value-type="string" calcext:value-type="string">
            <text:p>1. accesskey</text:p>
          </table:table-cell>
          <table:table-cell table:style-name="ce19"/>
          <table:table-cell table:number-columns-repeated="16376"/>
        </table:table-row>
        <table:table-row table:style-name="ro2">
          <table:covered-table-cell table:style-name="ce5"/>
          <table:table-cell table:style-name="ce11" office:value-type="string" calcext:value-type="string">
            <text:p>3.</text:p>
          </table:table-cell>
          <table:table-cell table:style-name="ce8" office:value-type="string" calcext:value-type="string">
            <text:p>&lt;title&gt; </text:p>
          </table:table-cell>
          <table:table-cell table:style-name="ce8" office:value-type="string" calcext:value-type="string">
            <text:p>Título de la página. </text:p>
          </table:table-cell>
          <table:table-cell table:style-name="ce30"/>
          <table:table-cell table:style-name="ce35" office:value-type="string" calcext:value-type="string">
            <text:p>2. autocapitalize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4.</text:p>
          </table:table-cell>
          <table:table-cell table:style-name="ce8" office:value-type="string" calcext:value-type="string">
            <text:p>&lt;base&gt; </text:p>
          </table:table-cell>
          <table:table-cell table:style-name="ce8" office:value-type="string" calcext:value-type="string">
            <text:p>Base para URLs relativas. </text:p>
          </table:table-cell>
          <table:table-cell/>
          <table:table-cell table:style-name="ce35" office:value-type="string" calcext:value-type="string">
            <text:p>3. class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5.</text:p>
          </table:table-cell>
          <table:table-cell table:style-name="ce8" office:value-type="string" calcext:value-type="string">
            <text:p>&lt;body&gt; </text:p>
          </table:table-cell>
          <table:table-cell table:style-name="ce8" office:value-type="string" calcext:value-type="string">
            <text:p>Contenedor principal del contenido visible. </text:p>
          </table:table-cell>
          <table:table-cell/>
          <table:table-cell table:style-name="ce35" office:value-type="string" calcext:value-type="string">
            <text:p>4. contenteditable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table-cell table:style-name="ce7" office:value-type="string" calcext:value-type="string" table:number-columns-spanned="1" table:number-rows-spanned="5">
            <text:p>Metadatos y recursos </text:p>
          </table:table-cell>
          <table:table-cell table:style-name="ce11" office:value-type="string" calcext:value-type="string">
            <text:p>6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1.026cm" draw:caption-point-x="-0.61cm" draw:caption-point-y="1.51cm">
              <dc:date>2024-11-15T00:00:00</dc:date>
              <text:p text:style-name="P1"><text:span text:style-name="T1">- charset</text:span></text:p>
              <text:p text:style-name="P1"><text:span text:style-name="T1">- content</text:span></text:p>
              <text:p text:style-name="P1"><text:span text:style-name="T1">- http-equiv</text:span></text:p>
              <text:p text:style-name="P1"><text:span text:style-name="T1">- name</text:span></text:p>
            </office:annotation>
            <text:p>&lt;meta&gt; </text:p>
          </table:table-cell>
          <table:table-cell table:style-name="ce8" office:value-type="string" calcext:value-type="string">
            <text:p>Metadatos sobre el documento. </text:p>
          </table:table-cell>
          <table:table-cell/>
          <table:table-cell table:style-name="ce35" office:value-type="string" calcext:value-type="string">
            <text:p>5. data-*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7.</text:p>
          </table:table-cell>
          <table:table-cell table:style-name="ce8" office:value-type="string" calcext:value-type="string">
            <office:annotation draw:style-name="gr2" draw:text-style-name="P2" svg:width="2.899cm" svg:height="3.361cm" svg:x="13.194cm" svg:y="1.525cm" draw:caption-point-x="-0.61cm" draw:caption-point-y="1.51cm">
              <dc:date>2024-11-15T00:00:00</dc:date>
              <text:p text:style-name="P1"><text:span text:style-name="T1">- crossorigin</text:span></text:p>
              <text:p text:style-name="P1"><text:span text:style-name="T1">- href</text:span></text:p>
              <text:p text:style-name="P1"><text:span text:style-name="T1">- hreflang</text:span></text:p>
              <text:p text:style-name="P1"><text:span text:style-name="T1">- media</text:span></text:p>
              <text:p text:style-name="P1"><text:span text:style-name="T1">- referrerpolicy</text:span></text:p>
              <text:p text:style-name="P1"><text:span text:style-name="T1">- rel</text:span></text:p>
              <text:p text:style-name="P1"><text:span text:style-name="T1">- sizes</text:span></text:p>
              <text:p text:style-name="P1"><text:span text:style-name="T1">- type</text:span></text:p>
            </office:annotation>
            <text:p>&lt;link&gt; </text:p>
          </table:table-cell>
          <table:table-cell table:style-name="ce8" office:value-type="string" calcext:value-type="string">
            <text:p>Enlaces a recursos externos. </text:p>
          </table:table-cell>
          <table:table-cell/>
          <table:table-cell table:style-name="ce35" office:value-type="string" calcext:value-type="string">
            <text:p>6. dir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8"/>
          <table:table-cell table:style-name="ce11" office:value-type="string" calcext:value-type="string">
            <text:p>8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2.024cm" draw:caption-point-x="-0.61cm" draw:caption-point-y="1.51cm">
              <dc:date>2024-11-15T00:00:00</dc:date>
              <text:p text:style-name="P1"><text:span text:style-name="T1">- media</text:span></text:p>
              <text:p text:style-name="P1"><text:span text:style-name="T1">- type</text:span></text:p>
            </office:annotation>
            <text:p>&lt;style&gt; </text:p>
          </table:table-cell>
          <table:table-cell table:style-name="ce8" office:value-type="string" calcext:value-type="string">
            <text:p>CSS interno. </text:p>
          </table:table-cell>
          <table:table-cell/>
          <table:table-cell table:style-name="ce35" office:value-type="string" calcext:value-type="string">
            <text:p>7. draggable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9.</text:p>
          </table:table-cell>
          <table:table-cell table:style-name="ce8" office:value-type="string" calcext:value-type="string">
            <text:p>&lt;script&gt; </text:p>
          </table:table-cell>
          <table:table-cell table:style-name="ce8" office:value-type="string" calcext:value-type="string">
            <text:p>JavaScript. </text:p>
          </table:table-cell>
          <table:table-cell/>
          <table:table-cell table:style-name="ce35" office:value-type="string" calcext:value-type="string">
            <text:p>8. hidden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10.</text:p>
          </table:table-cell>
          <table:table-cell table:style-name="ce8" office:value-type="string" calcext:value-type="string">
            <text:p>&lt;noscript&gt; </text:p>
          </table:table-cell>
          <table:table-cell table:style-name="ce8" office:value-type="string" calcext:value-type="string">
            <text:p>Contenido alternativo si JavaScript está deshabilitado. </text:p>
          </table:table-cell>
          <table:table-cell/>
          <table:table-cell table:style-name="ce35" office:value-type="string" calcext:value-type="string">
            <text:p>9. id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table-cell table:style-name="ce7" office:value-type="string" calcext:value-type="string" table:number-columns-spanned="1" table:number-rows-spanned="11">
            <text:p>Sección y estructura del contenido </text:p>
          </table:table-cell>
          <table:table-cell table:style-name="ce11" office:value-type="string" calcext:value-type="string">
            <text:p>11.</text:p>
          </table:table-cell>
          <table:table-cell table:style-name="ce8" office:value-type="string" calcext:value-type="string">
            <text:p>&lt;header&gt; </text:p>
          </table:table-cell>
          <table:table-cell table:style-name="ce8" office:value-type="string" calcext:value-type="string">
            <text:p>Encabezado de sección. </text:p>
          </table:table-cell>
          <table:table-cell/>
          <table:table-cell table:style-name="ce35" office:value-type="string" calcext:value-type="string">
            <text:p>10. lang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12.</text:p>
          </table:table-cell>
          <table:table-cell table:style-name="ce8" office:value-type="string" calcext:value-type="string">
            <text:p>&lt;footer&gt; </text:p>
          </table:table-cell>
          <table:table-cell table:style-name="ce8" office:value-type="string" calcext:value-type="string">
            <text:p>Pie de sección. </text:p>
          </table:table-cell>
          <table:table-cell/>
          <table:table-cell table:style-name="ce35" office:value-type="string" calcext:value-type="string">
            <text:p>11. style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13.</text:p>
          </table:table-cell>
          <table:table-cell table:style-name="ce8" office:value-type="string" calcext:value-type="string">
            <text:p>&lt;main&gt; </text:p>
          </table:table-cell>
          <table:table-cell table:style-name="ce8" office:value-type="string" calcext:value-type="string">
            <text:p>Contenido principal de la página. </text:p>
          </table:table-cell>
          <table:table-cell/>
          <table:table-cell table:style-name="ce35" office:value-type="string" calcext:value-type="string">
            <text:p>12. tabindex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14.</text:p>
          </table:table-cell>
          <table:table-cell table:style-name="ce8" office:value-type="string" calcext:value-type="string">
            <text:p>&lt;nav&gt; </text:p>
          </table:table-cell>
          <table:table-cell table:style-name="ce8" office:value-type="string" calcext:value-type="string">
            <text:p>Navegación. </text:p>
          </table:table-cell>
          <table:table-cell/>
          <table:table-cell table:style-name="ce35" office:value-type="string" calcext:value-type="string">
            <text:p>13. title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15.</text:p>
          </table:table-cell>
          <table:table-cell table:style-name="ce8" office:value-type="string" calcext:value-type="string">
            <text:p>&lt;section&gt; </text:p>
          </table:table-cell>
          <table:table-cell table:style-name="ce8" office:value-type="string" calcext:value-type="string">
            <text:p>Agrupación temática. </text:p>
          </table:table-cell>
          <table:table-cell/>
          <table:table-cell table:style-name="ce35" office:value-type="string" calcext:value-type="string">
            <text:p>14 .translate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5"/>
          <table:table-cell table:style-name="ce11" office:value-type="string" calcext:value-type="string">
            <text:p>16.</text:p>
          </table:table-cell>
          <table:table-cell table:style-name="ce8" office:value-type="string" calcext:value-type="string">
            <text:p>&lt;article&gt; </text:p>
          </table:table-cell>
          <table:table-cell table:style-name="ce8" office:value-type="string" calcext:value-type="string">
            <text:p>Contenido independiente. </text:p>
          </table:table-cell>
          <table:table-cell/>
          <table:table-cell table:style-name="ce33"/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1">
          <table:covered-table-cell table:style-name="ce3"/>
          <table:table-cell table:style-name="ce11" office:value-type="string" calcext:value-type="string">
            <text:p>17.</text:p>
          </table:table-cell>
          <table:table-cell table:style-name="ce8" office:value-type="string" calcext:value-type="string">
            <text:p>&lt;aside&gt; </text:p>
          </table:table-cell>
          <table:table-cell table:style-name="ce8" office:value-type="string" calcext:value-type="string">
            <text:p>Contenido relacionado o complementario. </text:p>
          </table:table-cell>
          <table:table-cell/>
          <table:table-cell table:style-name="ce7" office:value-type="string" calcext:value-type="string">
            <text:p>VARIOS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18.</text:p>
          </table:table-cell>
          <table:table-cell table:style-name="ce8" office:value-type="string" calcext:value-type="string">
            <text:p>&lt;h1&gt; a &lt;h6&gt; </text:p>
          </table:table-cell>
          <table:table-cell table:style-name="ce8" office:value-type="string" calcext:value-type="string">
            <text:p>Encabezados jerárquicos. </text:p>
          </table:table-cell>
          <table:table-cell/>
          <table:table-cell table:style-name="ce35" office:value-type="string" calcext:value-type="string">
            <office:annotation draw:style-name="gr3" draw:text-style-name="P2" svg:width="2.899cm" svg:height="4.941cm" svg:x="38.18cm" svg:y="7.046cm" draw:caption-point-x="-0.61cm" draw:caption-point-y="1.51cm">
              <dc:date>2024-11-18T00:00:00</dc:date>
              <text:p text:style-name="P1">- Esta es la forma de que yo incluya un comentario que me ayude dentro de VSCode en HTML y que solo lo pueda ver yo ya que no aparecerá al usuario que abra la página web.</text:p>
            </office:annotation>
            <text:p>&lt;! -- Comentario --&gt;</text:p>
          </table:table-cell>
          <table:table-cell table:style-name="ce19"/>
          <table:table-cell table:style-name="ce40" table:number-columns-repeated="7"/>
          <table:table-cell table:number-columns-repeated="16369"/>
        </table:table-row>
        <table:table-row table:style-name="ro2">
          <table:covered-table-cell table:style-name="ce3"/>
          <table:table-cell table:style-name="ce11" office:value-type="string" calcext:value-type="string">
            <text:p>19.</text:p>
          </table:table-cell>
          <table:table-cell table:style-name="ce8" office:value-type="string" calcext:value-type="string">
            <text:p>&lt;p&gt; </text:p>
          </table:table-cell>
          <table:table-cell table:style-name="ce8" office:value-type="string" calcext:value-type="string">
            <text:p>Párraf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0.</text:p>
          </table:table-cell>
          <table:table-cell table:style-name="ce8" office:value-type="string" calcext:value-type="string">
            <text:p>&lt;hr&gt; </text:p>
          </table:table-cell>
          <table:table-cell table:style-name="ce8" office:value-type="string" calcext:value-type="string">
            <text:p>Línea horizontal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1.</text:p>
          </table:table-cell>
          <table:table-cell table:style-name="ce8" office:value-type="string" calcext:value-type="string">
            <text:p>&lt;pre&gt; </text:p>
          </table:table-cell>
          <table:table-cell table:style-name="ce8" office:value-type="string" calcext:value-type="string">
            <text:p>Texto preformatead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table-cell table:style-name="ce7" office:value-type="string" calcext:value-type="string" table:number-columns-spanned="1" table:number-rows-spanned="20">
            <text:p>Etiquetas semánticas </text:p>
          </table:table-cell>
          <table:table-cell table:style-name="ce11" office:value-type="string" calcext:value-type="string">
            <text:p>22.</text:p>
          </table:table-cell>
          <table:table-cell table:style-name="ce8" office:value-type="string" calcext:value-type="string">
            <text:p>&lt;address&gt; </text:p>
          </table:table-cell>
          <table:table-cell table:style-name="ce8" office:value-type="string" calcext:value-type="string">
            <text:p>Información de contact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3.</text:p>
          </table:table-cell>
          <table:table-cell table:style-name="ce8" office:value-type="string" calcext:value-type="string">
            <text:p>&lt;blockquote&gt; </text:p>
          </table:table-cell>
          <table:table-cell table:style-name="ce8" office:value-type="string" calcext:value-type="string">
            <text:p>Citas larga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4.</text:p>
          </table:table-cell>
          <table:table-cell table:style-name="ce8" office:value-type="string" calcext:value-type="string">
            <text:p>&lt;cite&gt; </text:p>
          </table:table-cell>
          <table:table-cell table:style-name="ce8" office:value-type="string" calcext:value-type="string">
            <text:p>Título o fuente de una obr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5.</text:p>
          </table:table-cell>
          <table:table-cell table:style-name="ce8" office:value-type="string" calcext:value-type="string">
            <text:p>&lt;q&gt; </text:p>
          </table:table-cell>
          <table:table-cell table:style-name="ce8" office:value-type="string" calcext:value-type="string">
            <text:p>Citas corta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6.</text:p>
          </table:table-cell>
          <table:table-cell table:style-name="ce8" office:value-type="string" calcext:value-type="string">
            <text:p>&lt;abbr&gt; </text:p>
          </table:table-cell>
          <table:table-cell table:style-name="ce8" office:value-type="string" calcext:value-type="string">
            <text:p>Abreviatura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7.</text:p>
          </table:table-cell>
          <table:table-cell table:style-name="ce8" office:value-type="string" calcext:value-type="string">
            <text:p>&lt;code&gt; </text:p>
          </table:table-cell>
          <table:table-cell table:style-name="ce8" office:value-type="string" calcext:value-type="string">
            <text:p>Código de programación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8.</text:p>
          </table:table-cell>
          <table:table-cell table:style-name="ce8" office:value-type="string" calcext:value-type="string">
            <text:p>&lt;samp&gt; </text:p>
          </table:table-cell>
          <table:table-cell table:style-name="ce8" office:value-type="string" calcext:value-type="string">
            <text:p>Ejemplo de código o salid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29.</text:p>
          </table:table-cell>
          <table:table-cell table:style-name="ce8" office:value-type="string" calcext:value-type="string">
            <text:p>&lt;kbd&gt; </text:p>
          </table:table-cell>
          <table:table-cell table:style-name="ce8" office:value-type="string" calcext:value-type="string">
            <text:p>Entrada de teclad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30.</text:p>
          </table:table-cell>
          <table:table-cell table:style-name="ce8" office:value-type="string" calcext:value-type="string">
            <text:p>&lt;var&gt; </text:p>
          </table:table-cell>
          <table:table-cell table:style-name="ce8" office:value-type="string" calcext:value-type="string">
            <text:p>Variables en text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5"/>
          <table:table-cell table:style-name="ce11" office:value-type="string" calcext:value-type="string">
            <text:p>31.</text:p>
          </table:table-cell>
          <table:table-cell table:style-name="ce8" office:value-type="string" calcext:value-type="string">
            <text:p>&lt;time&gt; </text:p>
          </table:table-cell>
          <table:table-cell table:style-name="ce8" office:value-type="string" calcext:value-type="string">
            <text:p>Fecha u hor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32.</text:p>
          </table:table-cell>
          <table:table-cell table:style-name="ce8" office:value-type="string" calcext:value-type="string">
            <text:p>&lt;mark&gt; </text:p>
          </table:table-cell>
          <table:table-cell table:style-name="ce8" office:value-type="string" calcext:value-type="string">
            <text:p>Texto destacad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33.</text:p>
          </table:table-cell>
          <table:table-cell table:style-name="ce8" office:value-type="string" calcext:value-type="string">
            <text:p>&lt;b&gt; </text:p>
          </table:table-cell>
          <table:table-cell table:style-name="ce8" office:value-type="string" calcext:value-type="string">
            <text:p>Negrita sin énfasi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34.</text:p>
          </table:table-cell>
          <table:table-cell table:style-name="ce8" office:value-type="string" calcext:value-type="string">
            <text:p>&lt;strong&gt; </text:p>
          </table:table-cell>
          <table:table-cell table:style-name="ce8" office:value-type="string" calcext:value-type="string">
            <text:p>Texto enfatizado fuerte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35.</text:p>
          </table:table-cell>
          <table:table-cell table:style-name="ce8" office:value-type="string" calcext:value-type="string">
            <text:p>&lt;i&gt; </text:p>
          </table:table-cell>
          <table:table-cell table:style-name="ce8" office:value-type="string" calcext:value-type="string">
            <text:p>Cursiva sin énfasi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36.</text:p>
          </table:table-cell>
          <table:table-cell table:style-name="ce8" office:value-type="string" calcext:value-type="string">
            <text:p>&lt;em&gt; </text:p>
          </table:table-cell>
          <table:table-cell table:style-name="ce8" office:value-type="string" calcext:value-type="string">
            <text:p>Texto enfatizado leve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37.</text:p>
          </table:table-cell>
          <table:table-cell table:style-name="ce8" office:value-type="string" calcext:value-type="string">
            <text:p>&lt;small&gt; </text:p>
          </table:table-cell>
          <table:table-cell table:style-name="ce8" office:value-type="string" calcext:value-type="string">
            <text:p>Texto de menor importanci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38.</text:p>
          </table:table-cell>
          <table:table-cell table:style-name="ce8" office:value-type="string" calcext:value-type="string">
            <text:p>&lt;del&gt; </text:p>
          </table:table-cell>
          <table:table-cell table:style-name="ce8" office:value-type="string" calcext:value-type="string">
            <text:p>Texto eliminad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39.</text:p>
          </table:table-cell>
          <table:table-cell table:style-name="ce8" office:value-type="string" calcext:value-type="string">
            <text:p>&lt;ins&gt; </text:p>
          </table:table-cell>
          <table:table-cell table:style-name="ce8" office:value-type="string" calcext:value-type="string">
            <text:p>Texto insertad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40.</text:p>
          </table:table-cell>
          <table:table-cell table:style-name="ce8" office:value-type="string" calcext:value-type="string">
            <text:p>&lt;sub&gt; </text:p>
          </table:table-cell>
          <table:table-cell table:style-name="ce8" office:value-type="string" calcext:value-type="string">
            <text:p>Subíndice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41.</text:p>
          </table:table-cell>
          <table:table-cell table:style-name="ce8" office:value-type="string" calcext:value-type="string">
            <text:p>&lt;sup&gt; </text:p>
          </table:table-cell>
          <table:table-cell table:style-name="ce8" office:value-type="string" calcext:value-type="string">
            <text:p>Superíndice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table-cell table:style-name="ce7" office:value-type="string" calcext:value-type="string" table:number-columns-spanned="1" table:number-rows-spanned="6">
            <text:p>Listas </text:p>
          </table:table-cell>
          <table:table-cell table:style-name="ce11" office:value-type="string" calcext:value-type="string">
            <text:p>42.</text:p>
          </table:table-cell>
          <table:table-cell table:style-name="ce8" office:value-type="string" calcext:value-type="string">
            <text:p>&lt;ul&gt; </text:p>
          </table:table-cell>
          <table:table-cell table:style-name="ce8" office:value-type="string" calcext:value-type="string">
            <text:p>Lista desordenad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43.</text:p>
          </table:table-cell>
          <table:table-cell table:style-name="ce8" office:value-type="string" calcext:value-type="string">
            <text:p>&lt;ol&gt; </text:p>
          </table:table-cell>
          <table:table-cell table:style-name="ce8" office:value-type="string" calcext:value-type="string">
            <text:p>Lista ordenad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5"/>
          <table:table-cell table:style-name="ce11" office:value-type="string" calcext:value-type="string">
            <text:p>44.</text:p>
          </table:table-cell>
          <table:table-cell table:style-name="ce8" office:value-type="string" calcext:value-type="string">
            <text:p>&lt;li&gt; </text:p>
          </table:table-cell>
          <table:table-cell table:style-name="ce8" office:value-type="string" calcext:value-type="string">
            <text:p>Elemento de list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45.</text:p>
          </table:table-cell>
          <table:table-cell table:style-name="ce8" office:value-type="string" calcext:value-type="string">
            <text:p>&lt;dl&gt; </text:p>
          </table:table-cell>
          <table:table-cell table:style-name="ce8" office:value-type="string" calcext:value-type="string">
            <text:p>Lista de definición.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46.</text:p>
          </table:table-cell>
          <table:table-cell table:style-name="ce8" office:value-type="string" calcext:value-type="string">
            <text:p>&lt;dt&gt; </text:p>
          </table:table-cell>
          <table:table-cell table:style-name="ce8" office:value-type="string" calcext:value-type="string">
            <text:p>Término en una lista de definición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47.</text:p>
          </table:table-cell>
          <table:table-cell table:style-name="ce8" office:value-type="string" calcext:value-type="string">
            <text:p>&lt;dd&gt; </text:p>
          </table:table-cell>
          <table:table-cell table:style-name="ce8" office:value-type="string" calcext:value-type="string">
            <text:p>Definición asociada a un términ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table-cell table:style-name="ce7" office:value-type="string" calcext:value-type="string" table:number-columns-spanned="1" table:number-rows-spanned="10">
            <text:p>Tablas </text:p>
          </table:table-cell>
          <table:table-cell table:style-name="ce11" office:value-type="string" calcext:value-type="string">
            <text:p>48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22.021cm" draw:caption-point-x="-0.61cm" draw:caption-point-y="1.51cm">
              <dc:date>2024-11-15T00:00:00</dc:date>
              <text:p text:style-name="P1"><text:span text:style-name="T1">Border ( se suele usar CSS )</text:span></text:p>
            </office:annotation>
            <text:p>&lt;table&gt; </text:p>
          </table:table-cell>
          <table:table-cell table:style-name="ce8" office:value-type="string" calcext:value-type="string">
            <text:p>Tabl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49.</text:p>
          </table:table-cell>
          <table:table-cell table:style-name="ce8" office:value-type="string" calcext:value-type="string">
            <text:p>&lt;caption&gt; </text:p>
          </table:table-cell>
          <table:table-cell table:style-name="ce8" office:value-type="string" calcext:value-type="string">
            <text:p>Título de la tabl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50.</text:p>
          </table:table-cell>
          <table:table-cell table:style-name="ce8" office:value-type="string" calcext:value-type="string">
            <text:p>&lt;thead&gt; </text:p>
          </table:table-cell>
          <table:table-cell table:style-name="ce8" office:value-type="string" calcext:value-type="string">
            <text:p>Cabecera de la tabl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51.</text:p>
          </table:table-cell>
          <table:table-cell table:style-name="ce8" office:value-type="string" calcext:value-type="string">
            <text:p>&lt;tbody&gt; </text:p>
          </table:table-cell>
          <table:table-cell table:style-name="ce8" office:value-type="string" calcext:value-type="string">
            <text:p>Cuerpo de la tabl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52.</text:p>
          </table:table-cell>
          <table:table-cell table:style-name="ce8" office:value-type="string" calcext:value-type="string">
            <text:p>&lt;tfoot&gt; </text:p>
          </table:table-cell>
          <table:table-cell table:style-name="ce8" office:value-type="string" calcext:value-type="string">
            <text:p>Pie de la tabl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5"/>
          <table:table-cell table:style-name="ce11" office:value-type="string" calcext:value-type="string">
            <text:p>53.</text:p>
          </table:table-cell>
          <table:table-cell table:style-name="ce8" office:value-type="string" calcext:value-type="string">
            <text:p>&lt;tr&gt; </text:p>
          </table:table-cell>
          <table:table-cell table:style-name="ce8" office:value-type="string" calcext:value-type="string">
            <text:p>Fil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54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25.017cm" draw:caption-point-x="-0.61cm" draw:caption-point-y="1.51cm">
              <dc:date>2024-11-15T00:00:00</dc:date>
              <text:p text:style-name="P1"><text:span text:style-name="T1">- colspan</text:span></text:p>
              <text:p text:style-name="P1"><text:span text:style-name="T1">- headers</text:span></text:p>
              <text:p text:style-name="P1"><text:span text:style-name="T1">- rowspan</text:span></text:p>
              <text:p text:style-name="P1"><text:span text:style-name="T1">- scope</text:span></text:p>
            </office:annotation>
            <text:p>&lt;th&gt; </text:p>
          </table:table-cell>
          <table:table-cell table:style-name="ce8" office:value-type="string" calcext:value-type="string">
            <text:p>Encabezado de column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55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25.516cm" draw:caption-point-x="-0.61cm" draw:caption-point-y="1.51cm">
              <dc:date>2024-11-15T00:00:00</dc:date>
              <text:p text:style-name="P1"><text:span text:style-name="T1">- colspan</text:span></text:p>
              <text:p text:style-name="P1"><text:span text:style-name="T1">- headers</text:span></text:p>
              <text:p text:style-name="P1"><text:span text:style-name="T1">- rowspan</text:span></text:p>
            </office:annotation>
            <text:p>&lt;td&gt; </text:p>
          </table:table-cell>
          <table:table-cell table:style-name="ce8" office:value-type="string" calcext:value-type="string">
            <text:p>Celda de dato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56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26.015cm" draw:caption-point-x="-0.61cm" draw:caption-point-y="1.51cm">
              <dc:date>2024-11-15T00:00:00</dc:date>
              <text:p text:style-name="P1"><text:span text:style-name="T1">- span</text:span></text:p>
            </office:annotation>
            <text:p>&lt;col&gt; </text:p>
          </table:table-cell>
          <table:table-cell table:style-name="ce8" office:value-type="string" calcext:value-type="string">
            <text:p>Define columna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57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26.514cm" draw:caption-point-x="-0.61cm" draw:caption-point-y="1.51cm">
              <dc:date>2024-11-15T00:00:00</dc:date>
              <text:p text:style-name="P1"><text:span text:style-name="T1">- span</text:span></text:p>
              <text:p text:style-name="P1"><text:span text:style-name="T1"/></text:p>
            </office:annotation>
            <text:p>&lt;colgroup&gt; </text:p>
          </table:table-cell>
          <table:table-cell table:style-name="ce8" office:value-type="string" calcext:value-type="string">
            <text:p>Agrupa columna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table-cell table:style-name="ce7" office:value-type="string" calcext:value-type="string" table:number-columns-spanned="1" table:number-rows-spanned="14">
            <text:p>Formularios e interactividad </text:p>
          </table:table-cell>
          <table:table-cell table:style-name="ce11" office:value-type="string" calcext:value-type="string">
            <text:p>58.</text:p>
          </table:table-cell>
          <table:table-cell table:style-name="ce8" office:value-type="string" calcext:value-type="string">
            <office:annotation draw:style-name="gr4" draw:text-style-name="P2" svg:width="2.899cm" svg:height="2.966cm" svg:x="13.194cm" svg:y="27.013cm" draw:caption-point-x="-0.61cm" draw:caption-point-y="1.51cm">
              <dc:date>2024-11-15T00:00:00</dc:date>
              <text:p text:style-name="P1"><text:span text:style-name="T1">- Action</text:span></text:p>
              <text:p text:style-name="P1"><text:span text:style-name="T1">- Autocomplete</text:span></text:p>
              <text:p text:style-name="P1"><text:span text:style-name="T1">- Enctype</text:span></text:p>
              <text:p text:style-name="P1"><text:span text:style-name="T1">- Method</text:span></text:p>
              <text:p text:style-name="P1"><text:span text:style-name="T1">- Novalidate</text:span></text:p>
              <text:p text:style-name="P1"><text:span text:style-name="T1">- target</text:span></text:p>
              <text:p text:style-name="P1"><text:span text:style-name="T1"/></text:p>
            </office:annotation>
            <text:p>&lt;form&gt; </text:p>
          </table:table-cell>
          <table:table-cell table:style-name="ce8" office:value-type="string" calcext:value-type="string">
            <text:p>Formulari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59.</text:p>
          </table:table-cell>
          <table:table-cell table:style-name="ce8" office:value-type="string" calcext:value-type="string">
            <office:annotation draw:style-name="gr5" draw:text-style-name="P2" svg:width="2.899cm" svg:height="12.841cm" svg:x="13.194cm" svg:y="27.512cm" draw:caption-point-x="-0.61cm" draw:caption-point-y="1.51cm">
              <dc:date>2024-11-15T00:00:00</dc:date>
              <text:p text:style-name="P1"><text:span text:style-name="T1">- accept (solo para type="file")</text:span></text:p>
              <text:p text:style-name="P1"><text:span text:style-name="T1">- alt (solo para type="image")</text:span></text:p>
              <text:p text:style-name="P1"><text:span text:style-name="T1">- autocomplete</text:span></text:p>
              <text:p text:style-name="P1"><text:span text:style-name="T1">- autofocus</text:span></text:p>
              <text:p text:style-name="P1"><text:span text:style-name="T1">- checked (solo para type="checkbox" y type="radio")</text:span></text:p>
              <text:p text:style-name="P1"><text:span text:style-name="T1">- dirname</text:span></text:p>
              <text:p text:style-name="P1"><text:span text:style-name="T1">- disabled</text:span></text:p>
              <text:p text:style-name="P1"><text:span text:style-name="T1">- form</text:span></text:p>
              <text:p text:style-name="P1"><text:span text:style-name="T1">- list</text:span></text:p>
              <text:p text:style-name="P1"><text:span text:style-name="T1">- max</text:span></text:p>
              <text:p text:style-name="P1"><text:span text:style-name="T1">- maxlength</text:span></text:p>
              <text:p text:style-name="P1"><text:span text:style-name="T1">- min</text:span></text:p>
              <text:p text:style-name="P1"><text:span text:style-name="T1">- minlength</text:span></text:p>
              <text:p text:style-name="P1"><text:span text:style-name="T1">- multiple (solo para type="file" o type="email")</text:span></text:p>
              <text:p text:style-name="P1"><text:span text:style-name="T1">- name</text:span></text:p>
              <text:p text:style-name="P1"><text:span text:style-name="T1">- pattern</text:span></text:p>
              <text:p text:style-name="P1"><text:span text:style-name="T1">- placeholder</text:span></text:p>
              <text:p text:style-name="P1"><text:span text:style-name="T1">- readonly</text:span></text:p>
              <text:p text:style-name="P1"><text:span text:style-name="T1">- required</text:span></text:p>
              <text:p text:style-name="P1"><text:span text:style-name="T1">- size</text:span></text:p>
              <text:p text:style-name="P1"><text:span text:style-name="T1">- src (solo para type="image")</text:span></text:p>
              <text:p text:style-name="P1"><text:span text:style-name="T1">- step</text:span></text:p>
              <text:p text:style-name="P1"><text:span text:style-name="T1">- type</text:span></text:p>
              <text:p text:style-name="P1"><text:span text:style-name="T1">- value</text:span></text:p>
            </office:annotation>
            <text:p>&lt;input&gt; </text:p>
          </table:table-cell>
          <table:table-cell table:style-name="ce8" office:value-type="string" calcext:value-type="string">
            <text:p>Campo de entrada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60.</text:p>
          </table:table-cell>
          <table:table-cell table:style-name="ce8" office:value-type="string" calcext:value-type="string">
            <office:annotation draw:style-name="gr6" draw:text-style-name="P2" svg:width="2.899cm" svg:height="5.731cm" svg:x="13.194cm" svg:y="28.012cm" draw:caption-point-x="-0.61cm" draw:caption-point-y="1.51cm">
              <dc:date>2024-11-15T00:00:00</dc:date>
              <text:p text:style-name="P1"><text:span text:style-name="T1">- autocomplete</text:span></text:p>
              <text:p text:style-name="P1"><text:span text:style-name="T1">- autofocus</text:span></text:p>
              <text:p text:style-name="P1"><text:span text:style-name="T1">- cols</text:span></text:p>
              <text:p text:style-name="P1"><text:span text:style-name="T1">- dirname</text:span></text:p>
              <text:p text:style-name="P1"><text:span text:style-name="T1">- disabled</text:span></text:p>
              <text:p text:style-name="P1"><text:span text:style-name="T1">- form</text:span></text:p>
              <text:p text:style-name="P1"><text:span text:style-name="T1">- maxlength</text:span></text:p>
              <text:p text:style-name="P1"><text:span text:style-name="T1">- minlength</text:span></text:p>
              <text:p text:style-name="P1"><text:span text:style-name="T1">- name</text:span></text:p>
              <text:p text:style-name="P1"><text:span text:style-name="T1">- placeholder</text:span></text:p>
              <text:p text:style-name="P1"><text:span text:style-name="T1">- readonly</text:span></text:p>
              <text:p text:style-name="P1"><text:span text:style-name="T1">- required</text:span></text:p>
              <text:p text:style-name="P1"><text:span text:style-name="T1">- rows</text:span></text:p>
              <text:p text:style-name="P1"><text:span text:style-name="T1">- wrap</text:span></text:p>
            </office:annotation>
            <text:p>&lt;textarea&gt; </text:p>
          </table:table-cell>
          <table:table-cell table:style-name="ce8" office:value-type="string" calcext:value-type="string">
            <text:p>Área de text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61.</text:p>
          </table:table-cell>
          <table:table-cell table:style-name="ce8" office:value-type="string" calcext:value-type="string">
            <office:annotation draw:style-name="gr7" draw:text-style-name="P2" svg:width="2.899cm" svg:height="4.546cm" svg:x="13.194cm" svg:y="28.511cm" draw:caption-point-x="-0.61cm" draw:caption-point-y="1.51cm">
              <dc:date>2024-11-15T00:00:00</dc:date>
              <text:p text:style-name="P1"><text:span text:style-name="T1">- autofocus</text:span></text:p>
              <text:p text:style-name="P1"><text:span text:style-name="T1">- disabled</text:span></text:p>
              <text:p text:style-name="P1"><text:span text:style-name="T1">- form</text:span></text:p>
              <text:p text:style-name="P1"><text:span text:style-name="T1">- formaction</text:span></text:p>
              <text:p text:style-name="P1"><text:span text:style-name="T1">- formenctype</text:span></text:p>
              <text:p text:style-name="P1"><text:span text:style-name="T1">- formmethod</text:span></text:p>
              <text:p text:style-name="P1"><text:span text:style-name="T1">- formnovalidate</text:span></text:p>
              <text:p text:style-name="P1"><text:span text:style-name="T1">- formtarget</text:span></text:p>
              <text:p text:style-name="P1"><text:span text:style-name="T1">- name</text:span></text:p>
              <text:p text:style-name="P1"><text:span text:style-name="T1">- type</text:span></text:p>
              <text:p text:style-name="P1"><text:span text:style-name="T1">- value</text:span></text:p>
            </office:annotation>
            <text:p>&lt;button&gt; </text:p>
          </table:table-cell>
          <table:table-cell table:style-name="ce8" office:value-type="string" calcext:value-type="string">
            <text:p>Botón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62.</text:p>
          </table:table-cell>
          <table:table-cell table:style-name="ce8" office:value-type="string" calcext:value-type="string">
            <office:annotation draw:style-name="gr2" draw:text-style-name="P2" svg:width="2.899cm" svg:height="3.361cm" svg:x="13.194cm" svg:y="29.01cm" draw:caption-point-x="-0.61cm" draw:caption-point-y="1.51cm">
              <dc:date>2024-11-15T00:00:00</dc:date>
              <text:p text:style-name="P1"><text:span text:style-name="T1">- autocomplete</text:span></text:p>
              <text:p text:style-name="P1"><text:span text:style-name="T1">- autofocus</text:span></text:p>
              <text:p text:style-name="P1"><text:span text:style-name="T1">- disabled</text:span></text:p>
              <text:p text:style-name="P1"><text:span text:style-name="T1">- form</text:span></text:p>
              <text:p text:style-name="P1"><text:span text:style-name="T1">- multiple</text:span></text:p>
              <text:p text:style-name="P1"><text:span text:style-name="T1">- name</text:span></text:p>
              <text:p text:style-name="P1"><text:span text:style-name="T1">- required</text:span></text:p>
              <text:p text:style-name="P1"><text:span text:style-name="T1">- size</text:span></text:p>
            </office:annotation>
            <text:p>&lt;select&gt; </text:p>
          </table:table-cell>
          <table:table-cell table:style-name="ce8" office:value-type="string" calcext:value-type="string">
            <text:p>Menú desplegable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63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29.509cm" draw:caption-point-x="-0.61cm" draw:caption-point-y="1.51cm">
              <dc:date>2024-11-15T00:00:00</dc:date>
              <text:p text:style-name="P1"><text:span text:style-name="T1">- disabled</text:span></text:p>
              <text:p text:style-name="P1"><text:span text:style-name="T1">- label</text:span></text:p>
              <text:p text:style-name="P1"><text:span text:style-name="T1">- selected</text:span></text:p>
              <text:p text:style-name="P1"><text:span text:style-name="T1">- value</text:span></text:p>
            </office:annotation>
            <text:p>&lt;option&gt; </text:p>
          </table:table-cell>
          <table:table-cell table:style-name="ce8" office:value-type="string" calcext:value-type="string">
            <text:p>Opción en un menú desplegable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64.</text:p>
          </table:table-cell>
          <table:table-cell table:style-name="ce8" office:value-type="string" calcext:value-type="string">
            <text:p>&lt;optgroup&gt; </text:p>
          </table:table-cell>
          <table:table-cell table:style-name="ce8" office:value-type="string" calcext:value-type="string">
            <text:p>Agrupa opciones en un menú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5"/>
          <table:table-cell table:style-name="ce11" office:value-type="string" calcext:value-type="string">
            <text:p>65.</text:p>
          </table:table-cell>
          <table:table-cell table:style-name="ce8" office:value-type="string" calcext:value-type="string">
            <text:p>&lt;label&gt; </text:p>
          </table:table-cell>
          <table:table-cell table:style-name="ce8" office:value-type="string" calcext:value-type="string">
            <text:p>Etiqueta para campos de formulari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66.</text:p>
          </table:table-cell>
          <table:table-cell table:style-name="ce8" office:value-type="string" calcext:value-type="string">
            <text:p>&lt;fieldset&gt; </text:p>
          </table:table-cell>
          <table:table-cell table:style-name="ce8" office:value-type="string" calcext:value-type="string">
            <text:p>Agrupa controles en un formulari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67.</text:p>
          </table:table-cell>
          <table:table-cell table:style-name="ce8" office:value-type="string" calcext:value-type="string">
            <text:p>&lt;legend&gt; </text:p>
          </table:table-cell>
          <table:table-cell table:style-name="ce8" office:value-type="string" calcext:value-type="string">
            <text:p>Título para un &lt;fieldset&gt;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68.</text:p>
          </table:table-cell>
          <table:table-cell table:style-name="ce8" office:value-type="string" calcext:value-type="string">
            <text:p>&lt;datalist&gt; </text:p>
          </table:table-cell>
          <table:table-cell table:style-name="ce8" office:value-type="string" calcext:value-type="string">
            <text:p>Lista de opciones predefinida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69.</text:p>
          </table:table-cell>
          <table:table-cell table:style-name="ce8" office:value-type="string" calcext:value-type="string">
            <text:p>&lt;output&gt; </text:p>
          </table:table-cell>
          <table:table-cell table:style-name="ce8" office:value-type="string" calcext:value-type="string">
            <text:p>Resultado de un cálcul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70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33.003cm" draw:caption-point-x="-0.61cm" draw:caption-point-y="1.51cm">
              <dc:date>2024-11-15T00:00:00</dc:date>
              <text:p text:style-name="P1"><text:span text:style-name="T1">- max</text:span></text:p>
              <text:p text:style-name="P1"><text:span text:style-name="T1">- value</text:span></text:p>
            </office:annotation>
            <text:p>&lt;progress&gt; </text:p>
          </table:table-cell>
          <table:table-cell table:style-name="ce8" office:value-type="string" calcext:value-type="string">
            <text:p>Barra de progres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71.</text:p>
          </table:table-cell>
          <table:table-cell table:style-name="ce8" office:value-type="string" calcext:value-type="string">
            <office:annotation draw:style-name="gr8" draw:text-style-name="P2" svg:width="2.899cm" svg:height="2.571cm" svg:x="13.194cm" svg:y="33.503cm" draw:caption-point-x="-0.61cm" draw:caption-point-y="1.51cm">
              <dc:date>2024-11-15T00:00:00</dc:date>
              <text:p text:style-name="P1"><text:span text:style-name="T1">- high</text:span></text:p>
              <text:p text:style-name="P1"><text:span text:style-name="T1">- low</text:span></text:p>
              <text:p text:style-name="P1"><text:span text:style-name="T1">- max</text:span></text:p>
              <text:p text:style-name="P1"><text:span text:style-name="T1">- min</text:span></text:p>
              <text:p text:style-name="P1"><text:span text:style-name="T1">- optimum</text:span></text:p>
              <text:p text:style-name="P1"><text:span text:style-name="T1">- value</text:span></text:p>
            </office:annotation>
            <text:p>&lt;meter&gt; </text:p>
          </table:table-cell>
          <table:table-cell table:style-name="ce8" office:value-type="string" calcext:value-type="string">
            <text:p>Indicador de medición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table-cell table:style-name="ce7" office:value-type="string" calcext:value-type="string" table:number-columns-spanned="1" table:number-rows-spanned="4">
            <text:p>Enlaces y navegación </text:p>
          </table:table-cell>
          <table:table-cell table:style-name="ce11" office:value-type="string" calcext:value-type="string">
            <text:p>72.</text:p>
          </table:table-cell>
          <table:table-cell table:style-name="ce8" office:value-type="string" calcext:value-type="string">
            <office:annotation draw:style-name="gr2" draw:text-style-name="P2" svg:width="2.899cm" svg:height="3.361cm" svg:x="13.194cm" svg:y="34.002cm" draw:caption-point-x="-0.61cm" draw:caption-point-y="1.51cm">
              <dc:date>2024-11-15T00:00:00</dc:date>
              <text:p text:style-name="P1"><text:span text:style-name="T1">- download</text:span></text:p>
              <text:p text:style-name="P1"><text:span text:style-name="T1">- href</text:span></text:p>
              <text:p text:style-name="P1"><text:span text:style-name="T1">- hreflang</text:span></text:p>
              <text:p text:style-name="P1"><text:span text:style-name="T1">- ping</text:span></text:p>
              <text:p text:style-name="P1"><text:span text:style-name="T1">- referrerpolicy</text:span></text:p>
              <text:p text:style-name="P1"><text:span text:style-name="T1">- rel </text:span></text:p>
              <text:p text:style-name="P1"><text:span text:style-name="T1">- target</text:span></text:p>
              <text:p text:style-name="P1"><text:span text:style-name="T1">- type</text:span></text:p>
            </office:annotation>
            <text:p>&lt;a&gt; </text:p>
          </table:table-cell>
          <table:table-cell table:style-name="ce8" office:value-type="string" calcext:value-type="string">
            <text:p>Hipervíncul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5"/>
          <table:table-cell table:style-name="ce11" office:value-type="string" calcext:value-type="string">
            <text:p>73.</text:p>
          </table:table-cell>
          <table:table-cell table:style-name="ce8" office:value-type="string" calcext:value-type="string">
            <office:annotation draw:style-name="gr3" draw:text-style-name="P2" svg:width="2.899cm" svg:height="4.941cm" svg:x="13.194cm" svg:y="34.501cm" draw:caption-point-x="-0.61cm" draw:caption-point-y="1.51cm">
              <dc:date>2024-11-15T00:00:00</dc:date>
              <text:p text:style-name="P1"><text:span text:style-name="T1">* (dentro de &lt;map&gt;)</text:span></text:p>
              <text:p text:style-name="P1"><text:span text:style-name="T1">- alt</text:span></text:p>
              <text:p text:style-name="P1"><text:span text:style-name="T1">- coords</text:span></text:p>
              <text:p text:style-name="P1"><text:span text:style-name="T1">- download</text:span></text:p>
              <text:p text:style-name="P1"><text:span text:style-name="T1">- href</text:span></text:p>
              <text:p text:style-name="P1"><text:span text:style-name="T1">- hreflang</text:span></text:p>
              <text:p text:style-name="P1"><text:span text:style-name="T1">- referrerpolicy</text:span></text:p>
              <text:p text:style-name="P1"><text:span text:style-name="T1">- rel</text:span></text:p>
              <text:p text:style-name="P1"><text:span text:style-name="T1">- shape</text:span></text:p>
              <text:p text:style-name="P1"><text:span text:style-name="T1">- target</text:span></text:p>
              <text:p text:style-name="P1"><text:span text:style-name="T1">- type</text:span></text:p>
            </office:annotation>
            <text:p>&lt;area&gt; </text:p>
          </table:table-cell>
          <table:table-cell table:style-name="ce8" office:value-type="string" calcext:value-type="string">
            <text:p>Área dentro de un mapa de imágene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74.</text:p>
          </table:table-cell>
          <table:table-cell table:style-name="ce8" office:value-type="string" calcext:value-type="string">
            <office:annotation draw:style-name="gr1" draw:text-style-name="P2" svg:width="2.899cm" svg:height="1.799cm" svg:x="13.194cm" svg:y="35cm" draw:caption-point-x="-0.61cm" draw:caption-point-y="1.51cm">
              <dc:date>2024-11-15T00:00:00</dc:date>
              <text:p text:style-name="P1"><text:span text:style-name="T1">- name</text:span></text:p>
              <text:p text:style-name="P1"><text:span text:style-name="T1"/></text:p>
            </office:annotation>
            <text:p>&lt;map&gt; </text:p>
          </table:table-cell>
          <table:table-cell table:style-name="ce8" office:value-type="string" calcext:value-type="string">
            <text:p>Mapa de imágenes.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75.</text:p>
          </table:table-cell>
          <table:table-cell table:style-name="ce8" office:value-type="string" calcext:value-type="string">
            <text:p>&lt;link&gt; </text:p>
          </table:table-cell>
          <table:table-cell table:style-name="ce8" office:value-type="string" calcext:value-type="string">
            <text:p>Enlace a recursos externo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table-cell table:style-name="ce7" office:value-type="string" calcext:value-type="string" table:number-columns-spanned="1" table:number-rows-spanned="10">
            <text:p>Multimedia </text:p>
          </table:table-cell>
          <table:table-cell table:style-name="ce11" office:value-type="string" calcext:value-type="string">
            <text:p>76.</text:p>
          </table:table-cell>
          <table:table-cell table:style-name="ce8" office:value-type="string" calcext:value-type="string">
            <office:annotation draw:style-name="gr7" draw:text-style-name="P2" svg:width="2.899cm" svg:height="4.546cm" svg:x="13.194cm" svg:y="35.999cm" draw:caption-point-x="-0.61cm" draw:caption-point-y="1.51cm">
              <dc:date>2024-11-15T00:00:00</dc:date>
              <text:p text:style-name="P1"><text:span text:style-name="T1">- alt</text:span></text:p>
              <text:p text:style-name="P1"><text:span text:style-name="T1">- crossorigin</text:span></text:p>
              <text:p text:style-name="P1"><text:span text:style-name="T1">- decoding</text:span></text:p>
              <text:p text:style-name="P1"><text:span text:style-name="T1">- height</text:span></text:p>
              <text:p text:style-name="P1"><text:span text:style-name="T1">- loading</text:span></text:p>
              <text:p text:style-name="P1"><text:span text:style-name="T1">- referrerpolicy</text:span></text:p>
              <text:p text:style-name="P1"><text:span text:style-name="T1">- sizes</text:span></text:p>
              <text:p text:style-name="P1"><text:span text:style-name="T1">- src</text:span></text:p>
              <text:p text:style-name="P1"><text:span text:style-name="T1">- srcset</text:span></text:p>
              <text:p text:style-name="P1"><text:span text:style-name="T1">- usemap</text:span></text:p>
              <text:p text:style-name="P1"><text:span text:style-name="T1">- width</text:span></text:p>
            </office:annotation>
            <text:p>&lt;img&gt; </text:p>
          </table:table-cell>
          <table:table-cell table:style-name="ce8" office:value-type="string" calcext:value-type="string">
            <office:annotation draw:style-name="gr1" draw:text-style-name="P2" svg:width="2.899cm" svg:height="1.799cm" svg:x="21.917cm" svg:y="35.999cm" draw:caption-point-x="-0.61cm" draw:caption-point-y="1.51cm">
              <dc:date>2024-11-18T00:00:00</dc:date>
              <text:p text:style-name="P1">* Se abre y se cierra así &lt;img/&gt;</text:p>
            </office:annotation>
            <text:p>Imagen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77.</text:p>
          </table:table-cell>
          <table:table-cell table:style-name="ce8" office:value-type="string" calcext:value-type="string">
            <text:p>&lt;picture&gt; </text:p>
          </table:table-cell>
          <table:table-cell table:style-name="ce8" office:value-type="string" calcext:value-type="string">
            <text:p>Contenedor para imágenes responsiva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78.</text:p>
          </table:table-cell>
          <table:table-cell table:style-name="ce8" office:value-type="string" calcext:value-type="string">
            <office:annotation draw:style-name="gr8" draw:text-style-name="P2" svg:width="2.899cm" svg:height="2.571cm" svg:x="13.194cm" svg:y="36.997cm" draw:caption-point-x="-0.61cm" draw:caption-point-y="1.51cm">
              <dc:date>2024-11-15T00:00:00</dc:date>
              <text:p text:style-name="P1"><text:span text:style-name="T1">* (usado dentro de &lt;audio&gt; y &lt;video&gt;)</text:span></text:p>
              <text:p text:style-name="P1"><text:span text:style-name="T1">- src</text:span></text:p>
              <text:p text:style-name="P1"><text:span text:style-name="T1">- type</text:span></text:p>
              <text:p text:style-name="P1"><text:span text:style-name="T1">- media</text:span></text:p>
            </office:annotation>
            <text:p>&lt;source&gt; </text:p>
          </table:table-cell>
          <table:table-cell table:style-name="ce8" office:value-type="string" calcext:value-type="string">
            <text:p><text:span text:style-name="T2">Fuente para &lt;picture&gt;, &lt;audio&gt;, o &lt;video&gt;.</text:span>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79.</text:p>
          </table:table-cell>
          <table:table-cell table:style-name="ce8" office:value-type="string" calcext:value-type="string">
            <office:annotation draw:style-name="gr9" draw:text-style-name="P2" svg:width="2.899cm" svg:height="4.151cm" svg:x="13.194cm" svg:y="37.496cm" draw:caption-point-x="-0.61cm" draw:caption-point-y="1.51cm">
              <dc:date>2024-11-15T00:00:00</dc:date>
              <text:p text:style-name="P1"><text:span text:style-name="T1">- allow</text:span></text:p>
              <text:p text:style-name="P1"><text:span text:style-name="T1">- allowfullscreen</text:span></text:p>
              <text:p text:style-name="P1"><text:span text:style-name="T1">- height</text:span></text:p>
              <text:p text:style-name="P1"><text:span text:style-name="T1">- loading</text:span></text:p>
              <text:p text:style-name="P1"><text:span text:style-name="T1">- name</text:span></text:p>
              <text:p text:style-name="P1"><text:span text:style-name="T1">- referrerpolicy</text:span></text:p>
              <text:p text:style-name="P1"><text:span text:style-name="T1">- sandbox</text:span></text:p>
              <text:p text:style-name="P1"><text:span text:style-name="T1">- src</text:span></text:p>
              <text:p text:style-name="P1"><text:span text:style-name="T1">- srcdoc</text:span></text:p>
              <text:p text:style-name="P1"><text:span text:style-name="T1">- width</text:span></text:p>
            </office:annotation>
            <text:p>&lt;iframe&gt; </text:p>
          </table:table-cell>
          <table:table-cell table:style-name="ce8" office:value-type="string" calcext:value-type="string">
            <text:p>Marco embebid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80.</text:p>
          </table:table-cell>
          <table:table-cell table:style-name="ce8" office:value-type="string" calcext:value-type="string">
            <text:p>&lt;embed&gt;</text:p>
          </table:table-cell>
          <table:table-cell table:style-name="ce8" office:value-type="string" calcext:value-type="string">
            <text:p>Contenido externo (como archivos multimedia)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5"/>
          <table:table-cell table:style-name="ce11" office:value-type="string" calcext:value-type="string">
            <text:p>81.</text:p>
          </table:table-cell>
          <table:table-cell table:style-name="ce8" office:value-type="string" calcext:value-type="string">
            <text:p>&lt;object&gt; </text:p>
          </table:table-cell>
          <table:table-cell table:style-name="ce8" office:value-type="string" calcext:value-type="string">
            <text:p>Contenedor para contenido extern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82.</text:p>
          </table:table-cell>
          <table:table-cell table:style-name="ce8" office:value-type="string" calcext:value-type="string">
            <text:p>&lt;param&gt; </text:p>
          </table:table-cell>
          <table:table-cell table:style-name="ce8" office:value-type="string" calcext:value-type="string">
            <text:p>Parámetros para <text:span text:style-name="T2">&lt;object&gt;. </text:span>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83.</text:p>
          </table:table-cell>
          <table:table-cell table:style-name="ce8" office:value-type="string" calcext:value-type="string">
            <office:annotation draw:style-name="gr8" draw:text-style-name="P2" svg:width="2.899cm" svg:height="2.571cm" svg:x="13.194cm" svg:y="39.493cm" draw:caption-point-x="-0.61cm" draw:caption-point-y="1.51cm">
              <dc:date>2024-11-15T00:00:00</dc:date>
              <text:p text:style-name="P1"><text:span text:style-name="T1">- autoplay</text:span></text:p>
              <text:p text:style-name="P1"><text:span text:style-name="T1">- controls</text:span></text:p>
              <text:p text:style-name="P1"><text:span text:style-name="T1">- loop</text:span></text:p>
              <text:p text:style-name="P1"><text:span text:style-name="T1">- muted</text:span></text:p>
              <text:p text:style-name="P1"><text:span text:style-name="T1">- preload</text:span></text:p>
              <text:p text:style-name="P1"><text:span text:style-name="T1">- src</text:span></text:p>
            </office:annotation>
            <text:p>&lt;audio&gt; </text:p>
          </table:table-cell>
          <table:table-cell table:style-name="ce8" office:value-type="string" calcext:value-type="string">
            <text:p>Contenedor de audi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84.</text:p>
          </table:table-cell>
          <table:table-cell table:style-name="ce8" office:value-type="string" calcext:value-type="string">
            <office:annotation draw:style-name="gr8" draw:text-style-name="P2" svg:width="2.899cm" svg:height="2.571cm" svg:x="13.194cm" svg:y="39.992cm" draw:caption-point-x="-0.61cm" draw:caption-point-y="1.51cm">
              <dc:date>2024-11-15T00:00:00</dc:date>
              <text:p text:style-name="P1"><text:span text:style-name="T1">* Todos los atributos de &lt;audio&gt; más: </text:span></text:p>
              <text:p text:style-name="P1"><text:span text:style-name="T1">- height</text:span></text:p>
              <text:p text:style-name="P1"><text:span text:style-name="T1">- width</text:span></text:p>
              <text:p text:style-name="P1"><text:span text:style-name="T1">- poster</text:span></text:p>
            </office:annotation>
            <text:p>&lt;video&gt; </text:p>
          </table:table-cell>
          <table:table-cell table:style-name="ce8" office:value-type="string" calcext:value-type="string">
            <text:p>Contenedor de vide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85.</text:p>
          </table:table-cell>
          <table:table-cell table:style-name="ce8" office:value-type="string" calcext:value-type="string">
            <office:annotation draw:style-name="gr4" draw:text-style-name="P2" svg:width="2.899cm" svg:height="2.966cm" svg:x="13.194cm" svg:y="40.491cm" draw:caption-point-x="-0.61cm" draw:caption-point-y="1.51cm">
              <dc:date>2024-11-15T00:00:00</dc:date>
              <text:p text:style-name="P1"><text:span text:style-name="T1">* (usado dentro de &lt;video&gt;)</text:span></text:p>
              <text:p text:style-name="P1"><text:span text:style-name="T1">- default</text:span></text:p>
              <text:p text:style-name="P1"><text:span text:style-name="T1">- kind</text:span></text:p>
              <text:p text:style-name="P1"><text:span text:style-name="T1">- label</text:span></text:p>
              <text:p text:style-name="P1"><text:span text:style-name="T1">- src</text:span></text:p>
              <text:p text:style-name="P1"><text:span text:style-name="T1">- srclang</text:span></text:p>
            </office:annotation>
            <text:p>&lt;track&gt; </text:p>
          </table:table-cell>
          <table:table-cell table:style-name="ce8" office:value-type="string" calcext:value-type="string">
            <text:p>Subtítulos o descripciones para<text:span text:style-name="T2"> &lt;video&gt; o &lt;audio&gt;.</text:span>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table-cell table:style-name="ce7" office:value-type="string" calcext:value-type="string" table:number-columns-spanned="1" table:number-rows-spanned="3">
            <text:p>Etiquetas varias </text:p>
          </table:table-cell>
          <table:table-cell table:style-name="ce11" office:value-type="string" calcext:value-type="string">
            <text:p>86.</text:p>
          </table:table-cell>
          <table:table-cell table:style-name="ce8" office:value-type="string" calcext:value-type="string">
            <text:p>&lt;canvas&gt; </text:p>
          </table:table-cell>
          <table:table-cell table:style-name="ce8" office:value-type="string" calcext:value-type="string">
            <text:p>Dibujo dinámico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3"/>
          <table:table-cell table:style-name="ce11" office:value-type="string" calcext:value-type="string">
            <text:p>87.</text:p>
          </table:table-cell>
          <table:table-cell table:style-name="ce8" office:value-type="string" calcext:value-type="string">
            <text:p>&lt;svg&gt; </text:p>
          </table:table-cell>
          <table:table-cell table:style-name="ce8" office:value-type="string" calcext:value-type="string">
            <text:p>Gráficos vectoriales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2">
          <table:covered-table-cell table:style-name="ce5"/>
          <table:table-cell table:style-name="ce11" office:value-type="string" calcext:value-type="string">
            <text:p>88.</text:p>
          </table:table-cell>
          <table:table-cell table:style-name="ce8" office:value-type="string" calcext:value-type="string">
            <text:p>&lt;math&gt; </text:p>
          </table:table-cell>
          <table:table-cell table:style-name="ce8" office:value-type="string" calcext:value-type="string">
            <text:p>Expresiones matemáticas.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3">
          <table:table-cell table:style-name="ce7" office:value-type="string" calcext:value-type="string" table:number-columns-spanned="1" table:number-rows-spanned="4">
            <text:p>Scripts y eventos</text:p>
          </table:table-cell>
          <table:table-cell table:style-name="ce11" office:value-type="string" calcext:value-type="string">
            <text:p>89.</text:p>
          </table:table-cell>
          <table:table-cell table:style-name="ce12" office:value-type="string" calcext:value-type="string">
            <office:annotation draw:style-name="gr4" draw:text-style-name="P2" svg:width="2.899cm" svg:height="2.966cm" svg:x="13.194cm" svg:y="42.488cm" draw:caption-point-x="-0.61cm" draw:caption-point-y="1.51cm">
              <dc:date>2024-11-15T00:00:00</dc:date>
              <text:p text:style-name="P1"><text:span text:style-name="T1">- async</text:span></text:p>
              <text:p text:style-name="P1"><text:span text:style-name="T1">- crossorigin</text:span></text:p>
              <text:p text:style-name="P1"><text:span text:style-name="T1">- defer</text:span></text:p>
              <text:p text:style-name="P1"><text:span text:style-name="T1">- integrity</text:span></text:p>
              <text:p text:style-name="P1"><text:span text:style-name="T1">- referrerpolicy</text:span></text:p>
              <text:p text:style-name="P1"><text:span text:style-name="T1">- src</text:span></text:p>
              <text:p text:style-name="P1"><text:span text:style-name="T1">- type</text:span></text:p>
            </office:annotation>
            <text:p>&lt;script&gt; </text:p>
          </table:table-cell>
          <table:table-cell table:style-name="ce15" office:value-type="string" calcext:value-type="string">
            <text:p>JavaScript. 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3">
          <table:covered-table-cell table:style-name="ce3"/>
          <table:table-cell table:style-name="ce11" office:value-type="string" calcext:value-type="string">
            <text:p>90.</text:p>
          </table:table-cell>
          <table:table-cell table:style-name="ce12" office:value-type="string" calcext:value-type="string">
            <text:p>&lt;noscript&gt; </text:p>
          </table:table-cell>
          <table:table-cell table:style-name="ce15" office:value-type="string" calcext:value-type="string">
            <text:p>Contenido alternativo si JavaScript está desactivado.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3">
          <table:covered-table-cell table:style-name="ce3"/>
          <table:table-cell table:style-name="ce11" office:value-type="string" calcext:value-type="string">
            <text:p>91.</text:p>
          </table:table-cell>
          <table:table-cell table:style-name="ce12" office:value-type="string" calcext:value-type="string">
            <text:p>&lt;template&gt;</text:p>
          </table:table-cell>
          <table:table-cell table:style-name="ce15" office:value-type="string" calcext:value-type="string">
            <text:p>Plantilla reutilizable.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3">
          <table:covered-table-cell table:style-name="ce3"/>
          <table:table-cell table:style-name="ce11" office:value-type="string" calcext:value-type="string">
            <text:p>92.</text:p>
          </table:table-cell>
          <table:table-cell table:style-name="ce12" office:value-type="string" calcext:value-type="string">
            <text:p>&lt;slot&gt;</text:p>
          </table:table-cell>
          <table:table-cell table:style-name="ce15" office:value-type="string" calcext:value-type="string">
            <text:p>Lugar reservado en un componente web.</text:p>
          </table:table-cell>
          <table:table-cell/>
          <table:table-cell table:style-name="ce33"/>
          <table:table-cell table:style-name="ce19"/>
          <table:table-cell table:number-columns-repeated="16376"/>
        </table:table-row>
        <table:table-row table:style-name="ro3" table:number-rows-repeated="8">
          <table:table-cell table:style-name="ce19" table:number-columns-repeated="2"/>
          <table:table-cell table:style-name="ce24"/>
          <table:table-cell table:style-name="ce27"/>
          <table:table-cell table:number-columns-repeated="16379"/>
        </table:table-row>
        <table:table-row table:style-name="ro3" table:number-rows-repeated="1048475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5:54:38.761000000</meta:creation-date>
    <dc:date>2024-11-18T22:58:46.799000000</dc:date>
    <meta:editing-duration>PT8H3M25S</meta:editing-duration>
    <meta:editing-cycles>20</meta:editing-cycles>
    <meta:generator>LibreOffice/7.4.3.2$Windows_X86_64 LibreOffice_project/1048a8393ae2eeec98dff31b5c133c5f1d08b890</meta:generator>
    <meta:document-statistic meta:table-count="1" meta:cell-count="304" meta:object-count="0"/>
  </office:meta>
</office:document-meta>
</file>